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E1318DEFC0E05AAA26.png" manifest:media-type="image/png"/>
  <manifest:file-entry manifest:full-path="Pictures/10000201000003A4000002574A524DA13201DA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700a" officeooo:paragraph-rsid="0011700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ferimenti</text:p>
      <text:p text:style-name="Standard"/>
      <text:p text:style-name="Standard"><draw:frame draw:style-name="fr2" draw:name="Immagine1" text:anchor-type="as-char" svg:y="-11.875cm" svg:width="17cm" svg:height="10.926cm" draw:z-index="0"><draw:image xlink:href="Pictures/10000201000003A4000002574A524DA13201DA7B.png" xlink:type="simple" xlink:show="embed" xlink:actuate="onLoad" draw:mime-type="image/png"/></draw:frame></text:p>
      <text:p text:style-name="Standard"><draw:frame draw:style-name="fr1" draw:name="Immagine2" text:anchor-type="char" svg:width="17cm" svg:height="8.955cm" draw:z-index="1"><draw:image xlink:href="Pictures/1000020100000391000001E1318DEFC0E05AAA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3:49:06.806718736</meta:creation-date>
    <dc:date>2021-03-01T13:50:35.944399869</dc:date>
    <meta:editing-duration>PT1M30S</meta:editing-duration>
    <meta:editing-cycles>1</meta:editing-cycles>
    <meta:document-statistic meta:table-count="0" meta:image-count="2" meta:object-count="0" meta:page-count="1" meta:paragraph-count="2" meta:word-count="1" meta:character-count="11" meta:non-whitespace-character-count="11"/>
    <meta:generator>LibreOffice/7.0.3.1$Linux_X86_64 LibreOffice_project/00$Build-1</meta:generator>
  </office:meta>
</office:document-meta>
</file>